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2cf86" officeooo:paragraph-rsid="0002cf86" style:font-size-asian="18pt" style:font-size-complex="18pt"/>
    </style:style>
    <style:style style:name="P2" style:family="paragraph" style:parent-style-name="Standard">
      <style:text-properties officeooo:rsid="0002cf86" officeooo:paragraph-rsid="0002cf86"/>
    </style:style>
    <style:style style:name="P3" style:family="paragraph" style:parent-style-name="Standard">
      <style:text-properties officeooo:rsid="0004c11f" officeooo:paragraph-rsid="0004c11f"/>
    </style:style>
    <style:style style:name="P4" style:family="paragraph" style:parent-style-name="Standard">
      <style:text-properties fo:font-size="18pt" officeooo:rsid="0002cf86" officeooo:paragraph-rsid="0002cf86" style:font-size-asian="15.75pt" style:font-size-complex="18pt"/>
    </style:style>
    <style:style style:name="P5" style:family="paragraph" style:parent-style-name="Standard">
      <style:text-properties fo:font-size="12pt" officeooo:rsid="0002cf86" officeooo:paragraph-rsid="0002cf86" style:font-size-asian="10.5pt" style:font-size-complex="12pt"/>
    </style:style>
    <style:style style:name="P6" style:family="paragraph" style:parent-style-name="Standard">
      <style:text-properties fo:font-size="12pt" fo:font-weight="bold" officeooo:rsid="0005f2b7" officeooo:paragraph-rsid="0005f2b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2cf86" officeooo:paragraph-rsid="0002cf8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officeooo:rsid="0004c11f" officeooo:paragraph-rsid="0004c11f" style:font-size-asian="10.5pt" style:font-size-complex="12pt"/>
    </style:style>
    <style:style style:name="P9" style:family="paragraph" style:parent-style-name="Standard">
      <style:text-properties fo:font-size="12pt" officeooo:rsid="0007d8db" officeooo:paragraph-rsid="0007d8db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f2b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f2b7" style:font-weight-asian="normal" style:font-weight-complex="normal"/>
    </style:style>
    <style:style style:name="T5" style:family="text">
      <style:text-properties officeooo:rsid="0007d8db"/>
    </style:style>
    <style:style style:name="T6" style:family="text">
      <style:text-properties fo:font-weight="normal" officeooo:rsid="0008d0a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FASE DE ANÁLISIS</text:p>
      <text:p text:style-name="P2">En la fase de análisis se define la función que desempeñara el software y sus características.</text:p>
      <text:p text:style-name="P2"/>
      <text:p text:style-name="P3">-<text:span text:style-name="T1">Ejemplo: </text:span>Analizamos que aplicación podemos crear <text:span text:style-name="T2">y </text:span>para que publico</text:p>
      <text:p text:style-name="P2"/>
      <text:p text:style-name="P4">•FASE DE DISEÑO</text:p>
      <text:p text:style-name="P5">En la fase de diseño se analizan los requisitos que el software requiere y se identifican las mejores soluciones para su creación</text:p>
      <text:p text:style-name="P5"/>
      <text:p text:style-name="P6">-Ejemplo: <text:span text:style-name="T3">Aquí tenemos en cuenta en que lenguaje de programación se va a construir la app, cuantos recursos va a gastar, si va a ser una app de pc o móvil y se proponen ejemplos de como debería ser visualmente </text:span></text:p>
      <text:p text:style-name="P5"/>
      <text:p text:style-name="P4">•FASE DE DESARROLLO O CODIFICACIÓN</text:p>
      <text:p text:style-name="P5">En la fase de desarrollo se realiza una investigación exhaustiva para comprender con precisión los requerimientos que el programa debe de tener</text:p>
      <text:p text:style-name="P5"/>
      <text:p text:style-name="P7">-<text:span text:style-name="T2">Ejemplo: </text:span><text:span text:style-name="T4">Distribuimos al equipo para que cada equipo haga una parte </text:span></text:p>
      <text:p text:style-name="P4"/>
      <text:p text:style-name="P4">•PRUEBAS</text:p>
      <text:p text:style-name="P8">En esta fase se verifica la funcionalidad y el rendimiento que el programa tiene que tener para la aplicación deseada</text:p>
      <text:p text:style-name="P5"/>
      <text:p text:style-name="P7">-<text:span text:style-name="T2">Ejemplo:</text:span><text:span text:style-name="T4"> Cuando el código de la app este listo se le realizan pruebas para ver si el rendimiento es el adecuado, si no hay bugs y que este lo mejor optimizado posible</text:span></text:p>
      <text:p text:style-name="P5"/>
      <text:p text:style-name="P4">•DOCUMENTACIÓN</text:p>
      <text:p text:style-name="P9">En esta fase, se realizan documentos donde se describe el funcionamiento de nuestro programa y de como se ha llevado a cabo la realización de este </text:p>
      <text:p text:style-name="P4"/>
      <text:p text:style-name="P7">-<text:span text:style-name="T5">Ejemplo: </text:span><text:span text:style-name="T6">En cada realización de las fases documentamos que se hace </text:span></text:p>
      <text:p text:style-name="P5"/>
      <text:p text:style-name="P5"/>
      <text:p text:style-name="P4">•EXPLOTACIÓN</text:p>
      <text:p text:style-name="P4">•MANTENIMIENTO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7:59:24.040000000</meta:creation-date>
    <dc:date>2024-09-17T18:25:26.706000000</dc:date>
    <meta:editing-duration>PT15M27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225" meta:character-count="1326" meta:non-whitespace-character-count="1114"/>
  </office:meta>
</office:document-meta>
</file>